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Urbanist" svg:font-family="Urbanis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068" officeooo:paragraph-rsid="001dc068"/>
    </style:style>
    <style:style style:name="P2" style:family="paragraph" style:parent-style-name="Standard">
      <style:text-properties officeooo:rsid="001dc068" officeooo:paragraph-rsid="001f1409"/>
    </style:style>
    <style:style style:name="P3" style:family="paragraph" style:parent-style-name="Standard">
      <style:text-properties officeooo:rsid="001f1409" officeooo:paragraph-rsid="001f1409"/>
    </style:style>
    <style:style style:name="P4" style:family="paragraph" style:parent-style-name="Standard">
      <style:text-properties style:font-name="Urbanist" officeooo:rsid="001f1409" officeooo:paragraph-rsid="001f1409"/>
    </style:style>
    <style:style style:name="P5" style:family="paragraph" style:parent-style-name="Standard">
      <style:text-properties officeooo:rsid="0021aedb" officeooo:paragraph-rsid="0021aedb"/>
    </style:style>
    <style:style style:name="T1" style:family="text">
      <style:text-properties officeooo:rsid="001f1409"/>
    </style:style>
    <style:style style:name="T2" style:family="text">
      <style:text-properties officeooo:rsid="001f1cea"/>
    </style:style>
    <style:style style:name="T3" style:family="text">
      <style:text-properties officeooo:rsid="00204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cia Loprete</text:p>
      <text:p text:style-name="P1">SDEV 220</text:p>
      <text:p text:style-name="P1">December 15 2022</text:p>
      <text:p text:style-name="P1">M08 Final Project Submission</text:p>
      <text:p text:style-name="P1"/>
      <text:p text:style-name="P2">I wanted to do a to do list for my final project. I didn’t get as far as I’d hoped but I have a functional <text:span text:style-name="T2">GUI</text:span> to-do list <text:span text:style-name="T1">that runs using Tkinter with no errors.</text:span></text:p>
      <text:p text:style-name="P2"/>
      <text:p text:style-name="P2"><text:span text:style-name="T1">It</text:span> writes <text:span text:style-name="T2">the data</text:span> to a <text:span text:style-name="T2">data</text:span> file. You can add items to the list, delete items, save items, as well as load deleted previously saved items. <text:s/></text:p>
      <text:p text:style-name="P1"/>
      <text:p text:style-name="P1">I used a list f<text:span text:style-name="T2">unction</text:span> to create <text:span text:style-name="T3">the</text:span> <text:span text:style-name="T3">text for the </text:span>buttons for <text:span text:style-name="T3">the</text:span> suggessted tasks to do. <text:span text:style-name="T2">When you press any of the ‘Suggested task’ buttons you can use ‘Ctrl C’ to copy the text and enter it into the entry box to add to your tasks. I also used a lambda for that function.</text:span></text:p>
      <text:p text:style-name="P1"/>
      <text:p text:style-name="P3">Each function for entering <text:span text:style-name="T2">your data </text:span>into the entry box is it’s own class, <text:span text:style-name="T2">(‘Add Task’, “Delete Task’, ‘Load Task’, ‘Save Task’) </text:span>so there are 4 classes total. </text:p>
      <text:p text:style-name="P3"/>
      <text:p text:style-name="P3">I added a frame to split up the window. </text:p>
      <text:p text:style-name="P4"/>
      <text:p text:style-name="P3">I have a messagebox popup for when someone does not enter data into the ‘Add Task’ button <text:span text:style-name="T2">that gives the user a warning that they need to enter some data.</text:span></text:p>
      <text:p text:style-name="P3"/>
      <text:p text:style-name="P5">Examples of sample output would be ‘Finish homework’, ‘Start cleaning’ ‘Remember your appointment’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Urbanist" svg:font-family="Urbanis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cia Loprete</meta:initial-creator>
    <meta:creation-date>2022-12-15T23:41:31.054490416</meta:creation-date>
    <dc:date>2022-12-16T00:46:57.106515987</dc:date>
    <dc:creator>Felicia Loprete</dc:creator>
    <meta:editing-duration>PT31M4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209" meta:character-count="1092" meta:non-whitespace-character-count="890"/>
  </office:meta>
</office:document-meta>
</file>